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b8f" officeooo:paragraph-rsid="00143b8f"/>
    </style:style>
    <style:style style:name="P2" style:family="paragraph" style:parent-style-name="Standard">
      <style:text-properties officeooo:rsid="00143b8f" officeooo:paragraph-rsid="0016d574"/>
    </style:style>
    <style:style style:name="P3" style:family="paragraph" style:parent-style-name="Standard">
      <style:text-properties officeooo:rsid="00143b8f" officeooo:paragraph-rsid="00211555"/>
    </style:style>
    <style:style style:name="P4" style:family="paragraph" style:parent-style-name="Standard">
      <style:text-properties officeooo:rsid="00143b8f" officeooo:paragraph-rsid="00367423"/>
    </style:style>
    <style:style style:name="P5" style:family="paragraph" style:parent-style-name="Standard">
      <style:text-properties officeooo:rsid="001b2ba6" officeooo:paragraph-rsid="001b2ba6"/>
    </style:style>
    <style:style style:name="P6" style:family="paragraph" style:parent-style-name="Standard">
      <style:text-properties officeooo:rsid="001ba86d" officeooo:paragraph-rsid="001ba86d"/>
    </style:style>
    <style:style style:name="P7" style:family="paragraph" style:parent-style-name="Standard">
      <style:text-properties officeooo:rsid="001ba86d" officeooo:paragraph-rsid="002663b7"/>
    </style:style>
    <style:style style:name="P8" style:family="paragraph" style:parent-style-name="Standard">
      <style:text-properties officeooo:rsid="00361f1a" officeooo:paragraph-rsid="0038abf2"/>
    </style:style>
    <style:style style:name="P9" style:family="paragraph" style:parent-style-name="Standard">
      <style:text-properties officeooo:rsid="003b1eda" officeooo:paragraph-rsid="003b1eda"/>
    </style:style>
    <style:style style:name="P10" style:family="paragraph" style:parent-style-name="Standard">
      <style:text-properties officeooo:rsid="003c110c" officeooo:paragraph-rsid="003c110c"/>
    </style:style>
    <style:style style:name="P11" style:family="paragraph" style:parent-style-name="Standard">
      <style:text-properties officeooo:rsid="003c110c" officeooo:paragraph-rsid="00af9597"/>
    </style:style>
    <style:style style:name="P12" style:family="paragraph" style:parent-style-name="Standard">
      <style:text-properties officeooo:rsid="003c8d96" officeooo:paragraph-rsid="003de3d1"/>
    </style:style>
    <style:style style:name="P13" style:family="paragraph" style:parent-style-name="Standard">
      <style:text-properties officeooo:rsid="003c8d96" officeooo:paragraph-rsid="003c8d96"/>
    </style:style>
    <style:style style:name="P14" style:family="paragraph" style:parent-style-name="Standard">
      <style:text-properties officeooo:rsid="003de3d1" officeooo:paragraph-rsid="003de3d1"/>
    </style:style>
    <style:style style:name="P15" style:family="paragraph" style:parent-style-name="Standard">
      <style:text-properties officeooo:rsid="003de3d1" officeooo:paragraph-rsid="003de8cf"/>
    </style:style>
    <style:style style:name="P16" style:family="paragraph" style:parent-style-name="Standard">
      <style:text-properties officeooo:rsid="003de3d1" officeooo:paragraph-rsid="00c44e45"/>
    </style:style>
    <style:style style:name="P17" style:family="paragraph" style:parent-style-name="Standard">
      <style:text-properties officeooo:rsid="003f4c55" officeooo:paragraph-rsid="003f4c55"/>
    </style:style>
    <style:style style:name="P18" style:family="paragraph" style:parent-style-name="Standard">
      <style:text-properties officeooo:rsid="003f4c55" officeooo:paragraph-rsid="004123a7"/>
    </style:style>
    <style:style style:name="P19" style:family="paragraph" style:parent-style-name="Standard">
      <style:text-properties officeooo:rsid="003f4c55" officeooo:paragraph-rsid="0042229f"/>
    </style:style>
    <style:style style:name="P20" style:family="paragraph" style:parent-style-name="Standard">
      <style:text-properties officeooo:rsid="003f4c55" officeooo:paragraph-rsid="003fc74d"/>
    </style:style>
    <style:style style:name="P21" style:family="paragraph" style:parent-style-name="Standard">
      <style:text-properties officeooo:rsid="003f4c55" officeooo:paragraph-rsid="008f2323"/>
    </style:style>
    <style:style style:name="P22" style:family="paragraph" style:parent-style-name="Standard">
      <style:text-properties officeooo:rsid="003f4c55" officeooo:paragraph-rsid="00a3d332"/>
    </style:style>
    <style:style style:name="P23" style:family="paragraph" style:parent-style-name="Standard">
      <style:text-properties officeooo:rsid="004b7bb5" officeooo:paragraph-rsid="004b7bb5"/>
    </style:style>
    <style:style style:name="P24" style:family="paragraph" style:parent-style-name="Standard">
      <style:text-properties officeooo:rsid="004b7bb5" officeooo:paragraph-rsid="005b6f3d"/>
    </style:style>
    <style:style style:name="P25" style:family="paragraph" style:parent-style-name="Standard">
      <style:text-properties officeooo:rsid="004b7bb5" officeooo:paragraph-rsid="0092ff02"/>
    </style:style>
    <style:style style:name="P26" style:family="paragraph" style:parent-style-name="Standard">
      <style:text-properties officeooo:rsid="004c7931" officeooo:paragraph-rsid="004b7bb5"/>
    </style:style>
    <style:style style:name="P27" style:family="paragraph" style:parent-style-name="Standard">
      <style:text-properties officeooo:rsid="004c7931" officeooo:paragraph-rsid="004c7931"/>
    </style:style>
    <style:style style:name="P28" style:family="paragraph" style:parent-style-name="Standard">
      <style:text-properties officeooo:rsid="004c7931" officeooo:paragraph-rsid="007444f6"/>
    </style:style>
    <style:style style:name="P29" style:family="paragraph" style:parent-style-name="Standard">
      <style:text-properties officeooo:rsid="004c7931" officeooo:paragraph-rsid="009a011d"/>
    </style:style>
    <style:style style:name="P30" style:family="paragraph" style:parent-style-name="Standard">
      <style:text-properties officeooo:rsid="00211555" officeooo:paragraph-rsid="00b01d3f"/>
    </style:style>
    <style:style style:name="P31" style:family="paragraph" style:parent-style-name="Standard">
      <style:text-properties officeooo:rsid="00211555" officeooo:paragraph-rsid="00b16ec6"/>
    </style:style>
    <style:style style:name="P32" style:family="paragraph" style:parent-style-name="Standard">
      <style:text-properties officeooo:rsid="002e7c3b" officeooo:paragraph-rsid="0021b278"/>
    </style:style>
    <style:style style:name="P33" style:family="paragraph" style:parent-style-name="Standard">
      <style:text-properties officeooo:rsid="00382b32" officeooo:paragraph-rsid="003c8d96"/>
    </style:style>
    <style:style style:name="P34" style:family="paragraph" style:parent-style-name="Standard">
      <style:text-properties officeooo:rsid="00382b32" officeooo:paragraph-rsid="00c75158"/>
    </style:style>
    <style:style style:name="P35" style:family="paragraph" style:parent-style-name="Standard">
      <style:text-properties officeooo:rsid="003de8cf" officeooo:paragraph-rsid="003de8cf"/>
    </style:style>
    <style:style style:name="P36" style:family="paragraph" style:parent-style-name="Standard">
      <style:text-properties officeooo:rsid="003de8cf" officeooo:paragraph-rsid="00b51c7f"/>
    </style:style>
    <style:style style:name="P37" style:family="paragraph" style:parent-style-name="Standard">
      <style:text-properties officeooo:rsid="003de8cf" officeooo:paragraph-rsid="00db0edb"/>
    </style:style>
    <style:style style:name="P38" style:family="paragraph" style:parent-style-name="Standard">
      <style:text-properties officeooo:rsid="005f8a9c" officeooo:paragraph-rsid="005f8a9c"/>
    </style:style>
    <style:style style:name="P39" style:family="paragraph" style:parent-style-name="Standard">
      <style:text-properties officeooo:rsid="005f8a9c" officeooo:paragraph-rsid="004f4983"/>
    </style:style>
    <style:style style:name="P40" style:family="paragraph" style:parent-style-name="Standard">
      <style:text-properties officeooo:rsid="005f8a9c" officeooo:paragraph-rsid="006d5e41"/>
    </style:style>
    <style:style style:name="P41" style:family="paragraph" style:parent-style-name="Standard">
      <style:text-properties officeooo:rsid="005f8a9c" officeooo:paragraph-rsid="006d76f9"/>
    </style:style>
    <style:style style:name="P42" style:family="paragraph" style:parent-style-name="Standard">
      <style:text-properties officeooo:rsid="0050104c" officeooo:paragraph-rsid="004f4983"/>
    </style:style>
    <style:style style:name="P43" style:family="paragraph" style:parent-style-name="Standard">
      <style:text-properties officeooo:rsid="0061c487" officeooo:paragraph-rsid="0061c487"/>
    </style:style>
    <style:style style:name="P44" style:family="paragraph" style:parent-style-name="Standard">
      <style:text-properties officeooo:rsid="0072abea" officeooo:paragraph-rsid="0072abea"/>
    </style:style>
    <style:style style:name="P45" style:family="paragraph" style:parent-style-name="Standard">
      <style:text-properties officeooo:rsid="00818ac4" officeooo:paragraph-rsid="00834e6d"/>
    </style:style>
    <style:style style:name="P46" style:family="paragraph" style:parent-style-name="Standard">
      <style:text-properties officeooo:rsid="00818ac4" officeooo:paragraph-rsid="00c81bcd"/>
    </style:style>
    <style:style style:name="P47" style:family="paragraph" style:parent-style-name="Standard">
      <style:text-properties officeooo:rsid="00824c1a" officeooo:paragraph-rsid="00834e6d"/>
    </style:style>
    <style:style style:name="P48" style:family="paragraph" style:parent-style-name="Standard">
      <style:text-properties officeooo:rsid="00876bad" officeooo:paragraph-rsid="00876bad"/>
    </style:style>
    <style:style style:name="P49" style:family="paragraph" style:parent-style-name="Standard">
      <style:text-properties officeooo:rsid="00b47be2" officeooo:paragraph-rsid="00b47be2"/>
    </style:style>
    <style:style style:name="P50" style:family="paragraph" style:parent-style-name="Standard">
      <style:text-properties officeooo:rsid="0022b9df" officeooo:paragraph-rsid="0022b9df"/>
    </style:style>
    <style:style style:name="P51" style:family="paragraph" style:parent-style-name="Standard">
      <style:text-properties officeooo:rsid="00227c37" officeooo:paragraph-rsid="00d522c3"/>
    </style:style>
    <style:style style:name="P52" style:family="paragraph" style:parent-style-name="Standard">
      <style:text-properties officeooo:rsid="002663b7" officeooo:paragraph-rsid="00d8e032"/>
    </style:style>
    <style:style style:name="P53" style:family="paragraph" style:parent-style-name="Standard">
      <style:text-properties officeooo:rsid="002141a3" officeooo:paragraph-rsid="00b47be2"/>
    </style:style>
    <style:style style:name="P54" style:family="paragraph" style:parent-style-name="Standard">
      <style:text-properties officeooo:rsid="00c75158" officeooo:paragraph-rsid="00c75158"/>
    </style:style>
    <style:style style:name="P55" style:family="paragraph" style:parent-style-name="Standard">
      <style:text-properties officeooo:rsid="00c31408" officeooo:paragraph-rsid="00c44e45"/>
    </style:style>
    <style:style style:name="P56" style:family="paragraph" style:parent-style-name="Standard">
      <style:text-properties officeooo:rsid="0083a79e" officeooo:paragraph-rsid="00b51c7f"/>
    </style:style>
    <style:style style:name="P57" style:family="paragraph" style:parent-style-name="Standard">
      <style:text-properties officeooo:rsid="00834e6d" officeooo:paragraph-rsid="00868ab0"/>
    </style:style>
    <style:style style:name="P58" style:family="paragraph" style:parent-style-name="Standard">
      <style:text-properties officeooo:rsid="00c78fc7" officeooo:paragraph-rsid="00c81bcd"/>
    </style:style>
    <style:style style:name="P59" style:family="paragraph" style:parent-style-name="Standard">
      <style:text-properties officeooo:rsid="00a09fda" officeooo:paragraph-rsid="00a09fda"/>
    </style:style>
    <style:style style:name="P60" style:family="paragraph" style:parent-style-name="Standard">
      <style:text-properties officeooo:rsid="0055e182" officeooo:paragraph-rsid="00a3d332"/>
    </style:style>
    <style:style style:name="P61" style:family="paragraph" style:parent-style-name="Standard">
      <style:text-properties officeooo:rsid="0044d093" officeooo:paragraph-rsid="008f2323"/>
    </style:style>
    <style:style style:name="P62" style:family="paragraph" style:parent-style-name="Standard">
      <style:text-properties officeooo:rsid="00b7df92" officeooo:paragraph-rsid="00b7df92"/>
    </style:style>
    <style:style style:name="P63" style:family="paragraph" style:parent-style-name="Standard">
      <style:text-properties officeooo:rsid="00730ec3" officeooo:paragraph-rsid="009a011d"/>
    </style:style>
    <style:style style:name="P64" style:family="paragraph" style:parent-style-name="Standard">
      <style:text-properties officeooo:rsid="00d0c61c" officeooo:paragraph-rsid="00cd6e1e"/>
    </style:style>
    <style:style style:name="P65" style:family="paragraph" style:parent-style-name="Standard">
      <style:text-properties officeooo:rsid="00cd6e1e" officeooo:paragraph-rsid="00cd6e1e"/>
    </style:style>
    <style:style style:name="P66" style:family="paragraph" style:parent-style-name="Standard">
      <style:text-properties officeooo:rsid="00ac8408" officeooo:paragraph-rsid="00ab2410"/>
    </style:style>
    <style:style style:name="P67" style:family="paragraph" style:parent-style-name="Standard">
      <style:text-properties officeooo:rsid="00e7b11f" officeooo:paragraph-rsid="006d76f9"/>
    </style:style>
    <style:style style:name="P68" style:family="paragraph" style:parent-style-name="Standard">
      <style:text-properties officeooo:rsid="007bb463" officeooo:paragraph-rsid="006d76f9"/>
    </style:style>
    <style:style style:name="P69" style:family="paragraph" style:parent-style-name="Standard">
      <style:text-properties officeooo:rsid="0070135f" officeooo:paragraph-rsid="0070135f"/>
    </style:style>
    <style:style style:name="P70" style:family="paragraph" style:parent-style-name="Standard">
      <style:text-properties officeooo:paragraph-rsid="00ec6330"/>
    </style:style>
    <style:style style:name="P7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ec6330"/>
    </style:style>
    <style:style style:name="P7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0104c" officeooo:paragraph-rsid="00ec6330"/>
    </style:style>
    <style:style style:name="T1" style:family="text">
      <style:text-properties officeooo:rsid="0013a135"/>
    </style:style>
    <style:style style:name="T2" style:family="text">
      <style:text-properties officeooo:rsid="00143b8f"/>
    </style:style>
    <style:style style:name="T3" style:family="text">
      <style:text-properties officeooo:rsid="00150b38"/>
    </style:style>
    <style:style style:name="T4" style:family="text">
      <style:text-properties officeooo:rsid="001bf837"/>
    </style:style>
    <style:style style:name="T5" style:family="text">
      <style:text-properties officeooo:rsid="00211555"/>
    </style:style>
    <style:style style:name="T6" style:family="text">
      <style:text-properties officeooo:rsid="0024b686"/>
    </style:style>
    <style:style style:name="T7" style:family="text">
      <style:text-properties officeooo:rsid="00311b74"/>
    </style:style>
    <style:style style:name="T8" style:family="text">
      <style:text-properties officeooo:rsid="0032ed0e"/>
    </style:style>
    <style:style style:name="T9" style:family="text">
      <style:text-properties officeooo:rsid="00347867"/>
    </style:style>
    <style:style style:name="T10" style:family="text">
      <style:text-properties officeooo:rsid="0035ab01"/>
    </style:style>
    <style:style style:name="T11" style:family="text">
      <style:text-properties officeooo:rsid="003c110c"/>
    </style:style>
    <style:style style:name="T12" style:family="text">
      <style:text-properties officeooo:rsid="003de3d1"/>
    </style:style>
    <style:style style:name="T13" style:family="text">
      <style:text-properties officeooo:rsid="003de8cf"/>
    </style:style>
    <style:style style:name="T14" style:family="text">
      <style:text-properties officeooo:rsid="0044d093"/>
    </style:style>
    <style:style style:name="T15" style:family="text">
      <style:text-properties officeooo:rsid="004c7931"/>
    </style:style>
    <style:style style:name="T16" style:family="text">
      <style:text-properties officeooo:rsid="005208d5"/>
    </style:style>
    <style:style style:name="T17" style:family="text">
      <style:text-properties officeooo:rsid="00529073"/>
    </style:style>
    <style:style style:name="T18" style:family="text">
      <style:text-properties officeooo:rsid="0055e182"/>
    </style:style>
    <style:style style:name="T19" style:family="text">
      <style:text-properties officeooo:rsid="0056fae4"/>
    </style:style>
    <style:style style:name="T20" style:family="text">
      <style:text-properties officeooo:rsid="00581e77"/>
    </style:style>
    <style:style style:name="T21" style:family="text">
      <style:text-properties officeooo:rsid="005b6f3d"/>
    </style:style>
    <style:style style:name="T22" style:family="text">
      <style:text-properties officeooo:rsid="00638bf9"/>
    </style:style>
    <style:style style:name="T23" style:family="text">
      <style:text-properties officeooo:rsid="006448e1"/>
    </style:style>
    <style:style style:name="T24" style:family="text">
      <style:text-properties officeooo:rsid="006d5e41"/>
    </style:style>
    <style:style style:name="T25" style:family="text">
      <style:text-properties officeooo:rsid="006d76f9"/>
    </style:style>
    <style:style style:name="T26" style:family="text">
      <style:text-properties officeooo:rsid="007444f6"/>
    </style:style>
    <style:style style:name="T27" style:family="text">
      <style:text-properties officeooo:rsid="007a0b28"/>
    </style:style>
    <style:style style:name="T28" style:family="text">
      <style:text-properties officeooo:rsid="007f5559"/>
    </style:style>
    <style:style style:name="T29" style:family="text">
      <style:text-properties officeooo:rsid="007fe77c"/>
    </style:style>
    <style:style style:name="T30" style:family="text">
      <style:text-properties officeooo:rsid="00834e6d"/>
    </style:style>
    <style:style style:name="T31" style:family="text">
      <style:text-properties officeooo:rsid="00836ea7"/>
    </style:style>
    <style:style style:name="T32" style:family="text">
      <style:text-properties officeooo:rsid="0083a79e"/>
    </style:style>
    <style:style style:name="T33" style:family="text">
      <style:text-properties officeooo:rsid="00868ab0"/>
    </style:style>
    <style:style style:name="T34" style:family="text">
      <style:text-properties officeooo:rsid="008c1965"/>
    </style:style>
    <style:style style:name="T35" style:family="text">
      <style:text-properties officeooo:rsid="008f2323"/>
    </style:style>
    <style:style style:name="T36" style:family="text">
      <style:text-properties officeooo:rsid="00926865"/>
    </style:style>
    <style:style style:name="T37" style:family="text">
      <style:text-properties officeooo:rsid="0092ff02"/>
    </style:style>
    <style:style style:name="T38" style:family="text">
      <style:text-properties officeooo:rsid="00a26c95"/>
    </style:style>
    <style:style style:name="T39" style:family="text">
      <style:text-properties officeooo:rsid="00a3d332"/>
    </style:style>
    <style:style style:name="T40" style:family="text">
      <style:text-properties officeooo:rsid="00af9597"/>
    </style:style>
    <style:style style:name="T41" style:family="text">
      <style:text-properties officeooo:rsid="00b01d3f"/>
    </style:style>
    <style:style style:name="T42" style:family="text">
      <style:text-properties officeooo:rsid="00b16ec6"/>
    </style:style>
    <style:style style:name="T43" style:family="text">
      <style:text-properties officeooo:rsid="00b26c39"/>
    </style:style>
    <style:style style:name="T44" style:family="text">
      <style:text-properties officeooo:rsid="002141a3"/>
    </style:style>
    <style:style style:name="T45" style:family="text">
      <style:text-properties officeooo:rsid="00b5f7d0"/>
    </style:style>
    <style:style style:name="T46" style:family="text">
      <style:text-properties officeooo:rsid="00be6651"/>
    </style:style>
    <style:style style:name="T47" style:family="text">
      <style:text-properties officeooo:rsid="00bee865"/>
    </style:style>
    <style:style style:name="T48" style:family="text">
      <style:text-properties officeooo:rsid="00c0e21f"/>
    </style:style>
    <style:style style:name="T49" style:family="text">
      <style:text-properties officeooo:rsid="00c1a1c1"/>
    </style:style>
    <style:style style:name="T50" style:family="text">
      <style:text-properties officeooo:rsid="00c35dad"/>
    </style:style>
    <style:style style:name="T51" style:family="text">
      <style:text-properties officeooo:rsid="00c65140"/>
    </style:style>
    <style:style style:name="T52" style:family="text">
      <style:text-properties officeooo:rsid="00c675f3"/>
    </style:style>
    <style:style style:name="T53" style:family="text">
      <style:text-properties officeooo:rsid="00c75158"/>
    </style:style>
    <style:style style:name="T54" style:family="text">
      <style:text-properties officeooo:rsid="00c78fc7"/>
    </style:style>
    <style:style style:name="T55" style:family="text">
      <style:text-properties officeooo:rsid="00c999b5"/>
    </style:style>
    <style:style style:name="T56" style:family="text">
      <style:text-properties officeooo:rsid="00caed38"/>
    </style:style>
    <style:style style:name="T57" style:family="text">
      <style:text-properties officeooo:rsid="00ce5e72"/>
    </style:style>
    <style:style style:name="T58" style:family="text">
      <style:text-properties officeooo:rsid="00d6cdae"/>
    </style:style>
    <style:style style:name="T59" style:family="text">
      <style:text-properties officeooo:rsid="00d823cb"/>
    </style:style>
    <style:style style:name="T60" style:family="text">
      <style:text-properties officeooo:rsid="00db0edb"/>
    </style:style>
    <style:style style:name="T61" style:family="text">
      <style:text-properties officeooo:rsid="00df9ebe"/>
    </style:style>
    <style:style style:name="T62" style:family="text">
      <style:text-properties officeooo:rsid="00e36a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music.</text:p>
      <text:p text:style-name="P70"/>
      <text:p text:style-name="P70">music is just another one of those silly little things.</text:p>
      <text:p text:style-name="P70"/>
      <text:p text:style-name="P70">a silly little thing that makes everything a little bit easier</text:p>
      <text:p text:style-name="P70">a silly little thing that make the world a little bit simpler</text:p>
      <text:p text:style-name="P70">a silly little thing that keeps you from drowning in your own existence</text:p>
      <text:p text:style-name="P70">as the dusk kills the day.</text:p>
      <text:p text:style-name="P70"/>
      <text:p text:style-name="P70">music is just a silly little thing</text:p>
      <text:p text:style-name="P70">that makes everything so much more</text:p>
      <text:p text:style-name="P70">well</text:p>
      <text:p text:style-name="P70">more.</text:p>
      <text:p text:style-name="P70"/>
      <text:p text:style-name="P70">it’s hard not to sigh in relief of myself as the applause slowly dies down</text:p>
      <text:p text:style-name="P70">the rhythmic popping of dusty vinyl quietly gives birth to mahler symphony no. 5</text:p>
      <text:p text:style-name="P70">proud trumpets dancing with timid clarinets</text:p>
      <text:p text:style-name="P70">ornery cymbals brawling with apathetic euphoniums</text:p>
      <text:p text:style-name="P70">myriad strings brashly trying to outdo one another</text:p>
      <text:p text:style-name="P70">bass and snare stoically humming sweet nothings to no one in particular</text:p>
      <text:p text:style-name="P70">cacophonous harmonies of major 7ths flirting with diminished 4ths</text:p>
      <text:p text:style-name="P70">the breathy staccatos of movement no. 1 “trauermarsch”</text:p>
      <text:p text:style-name="P70">a fluid, moving contradiction</text:p>
      <text:p text:style-name="P70">beauty calling itself a funeral procession</text:p>
      <text:p text:style-name="P70">as it tautologically proves</text:p>
      <text:p text:style-name="P70">the world might not be such a bad place after all.</text:p>
      <text:p text:style-name="P70"/>
      <text:p text:style-name="P70">movement no. 2 gleefully taunts the ignorant american in me</text:p>
      <text:p text:style-name="P70">“stürmisch bewegt, mit größter sehemenz” which means</text:p>
      <text:p text:style-name="P70">(at least according to the irrefutable wikipedia)</text:p>
      <text:p text:style-name="P70">“moving stormily, with the greatest vehemence”</text:p>
      <text:p text:style-name="P70">and goddamn, does it ever.</text:p>
      <text:p text:style-name="P70"/>
      <text:p text:style-name="P70">before i even realize it</text:p>
      <text:p text:style-name="P70">movement no. 3 bursts into existence</text:p>
      <text:p text:style-name="P70">“scherzo” my god</text:p>
      <text:p text:style-name="P70">i don’t even know up from down anymore</text:p>
      <text:p text:style-name="P70">trombones smash into the world</text:p>
      <text:p text:style-name="P70">woodwinds segue into brass like playing a game of bloody knuckles with cement</text:p>
      <text:p text:style-name="P70">there is a sudden raw guffaw of hypnotic trills and canon</text:p>
      <text:p text:style-name="P70">it is melting into</text:p>
      <text:p text:style-name="P70">something something something</text:p>
      <text:p text:style-name="P70">bloody french</text:p>
      <text:p text:style-name="P70">fancy jargon is no longer a priority</text:p>
      <text:p text:style-name="P70">struggling for breath</text:p>
      <text:p text:style-name="P70">scrambling for the words</text:p>
      <text:p text:style-name="P70">that could never do it justice.</text:p>
      <text:p text:style-name="P70"/>
      <text:p text:style-name="P70">tick tock tick tock.</text:p>
      <text:p text:style-name="P70"><text:soft-page-break/>where did the last ten minutes go?</text:p>
      <text:p text:style-name="P70">my body begs for respite</text:p>
      <text:p text:style-name="P70">please, Mahler, please</text:p>
      <text:p text:style-name="P70">give me a breather you savage bastard</text:p>
      <text:p text:style-name="P70">“crescendo. stringendo. accellerando.”</text:p>
      <text:p text:style-name="P70">are the only mercies i receive in reply</text:p>
      <text:p text:style-name="P70"/>
      <text:p text:style-name="P70">and then it begins</text:p>
      <text:p text:style-name="P70">oh my god</text:p>
      <text:p text:style-name="P70">does it fucking begin.</text:p>
      <text:p text:style-name="P70">movement no. 4 “adagietto”</text:p>
      <text:p text:style-name="P70">in german, “sehr langsam”</text:p>
      <text:p text:style-name="P70">an imperative statement, “always slowly”</text:p>
      <text:p text:style-name="P70">ha. ha.</text:p>
      <text:p text:style-name="P70">as if anyone could make it through this fucking thing</text:p>
      <text:p text:style-name="P70">without dying horribly</text:p>
      <text:p text:style-name="P70">without loving shamefully</text:p>
      <text:p text:style-name="P70">without existing terribly</text:p>
      <text:p text:style-name="P70">without being murdered by bits of rapture and fleeting emotions</text:p>
      <text:p text:style-name="P70">without being having your sanity consumed by counterpoint and cadence</text:p>
      <text:p text:style-name="P70">i no longer care that she forgot about a promise made by two stupid teenagers</text:p>
      <text:p text:style-name="P70">i no longer care that i have far too much debts owed to nameless strangers</text:p>
      <text:p text:style-name="P70">i no longer care about bridges burnt with regret, back where the water used to be</text:p>
      <text:p text:style-name="P70">I don’t know how i ever forgot,</text:p>
      <text:p text:style-name="P70">Mahler you beautiful bastard of a cold dead corpse,</text:p>
      <text:p text:style-name="P70">how you make me feel so goddamn alive.</text:p>
      <text:p text:style-name="P70"/>
      <text:p text:style-name="P70">movement no. 5 enters</text:p>
      <text:p text:style-name="P70">subtle arpeggios remind me of simpler days</text:p>
      <text:p text:style-name="P70">warm doting mothers and cereal soggy with milk</text:p>
      <text:p text:style-name="P70">i can never think straight after no. 4</text:p>
      <text:p text:style-name="P70">at last, no. 5 “rondo (final)”</text:p>
      <text:p text:style-name="P70">Mahler you wonderful fucker</text:p>
      <text:p text:style-name="P70">once again you’ve turned me into a quivering wreck of a human being</text:p>
      <text:p text:style-name="P70">i wonder why hubris tastes like the ass swig of an old whiskey bottle</text:p>
      <text:p text:style-name="P70">i wonder why words only come when everyone else has left</text:p>
      <text:p text:style-name="P70">a tired giggling of flutes faintly echoes somewhere</text:p>
      <text:p text:style-name="P70">a lonely french horn’s F# fades into the silence of a softer world</text:p>
      <text:p text:style-name="P70">a tinge of longing for something you’ve convinced yourself was nothing</text:p>
      <text:p text:style-name="P70">it’s funny how those always hurt oh so well.</text:p>
      <text:p text:style-name="P70"/>
      <text:p text:style-name="P70">maybe icarus wasn’t such a sad story after all</text:p>
      <text:p text:style-name="P70">just a power outage in the sky</text:p>
      <text:p text:style-name="P70">it’s better than complaining to god on hospital floors</text:p>
      <text:p text:style-name="P70">angrily coveting the beautiful things we forgot we already are</text:p>
      <text:p text:style-name="P70">at least the wax melted</text:p>
      <text:p text:style-name="P72">before any of his dreams d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1:11:50.262511366</meta:creation-date>
    <dc:date>2018-07-02T06:20:58.676828075</dc:date>
    <meta:editing-duration>PT3H41M15S</meta:editing-duration>
    <meta:editing-cycles>215</meta:editing-cycles>
    <meta:generator>LibreOffice/6.0.5.2$Linux_X86_64 LibreOffice_project/00m0$Build-2</meta:generator>
    <meta:print-date>2018-07-02T05:27:03.179549352</meta:print-date>
    <meta:document-statistic meta:table-count="0" meta:image-count="0" meta:object-count="0" meta:page-count="2" meta:paragraph-count="86" meta:word-count="620" meta:character-count="3515" meta:non-whitespace-character-count="2981"/>
  </office:meta>
</office:document-meta>
</file>